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2/2014 12:58:38:658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314">
            <text:p>13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06">
            <text:p>5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523">
            <text:p>25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274">
            <text:p>12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201">
            <text:p>1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5">
            <text:p>274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1570">
            <text:p>157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Fréquence d'Injection</text:p>
          </table:table-cell>
          <table:table-cell office:value-type="string">
            <text:p>Temps d'attente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  <table:table-cell office:value-type="string">
            <text:p>Fréquence d'Inje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2745">
            <text:p>2745</text:p>
          </table:table-cell>
          <table:table-cell office:value-type="float" office:value="17">
            <text:p>17</text:p>
          </table:table-cell>
          <table:table-cell table:formula="of:=[.E27]/60" office:value-type="float" office:value="45.75">
            <text:p>45.75</text:p>
          </table:table-cell>
          <table:table-cell table:style-name="ce1" table:formula="of:=[.C27]/60" office:value-type="float" office:value="0.833333333333333">
            <text:p>0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706">
            <text:p>1706</text:p>
          </table:table-cell>
          <table:table-cell office:value-type="float" office:value="2">
            <text:p>2</text:p>
          </table:table-cell>
          <table:table-cell table:formula="of:=[.E28]/60" office:value-type="float" office:value="28.4333333333333">
            <text:p>28.4333333333</text:p>
          </table:table-cell>
          <table:table-cell table:style-name="ce1" table:formula="of:=[.C28]/60" office:value-type="float" office:value="1.66666666666667">
            <text:p>1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[.E29]/60" office:value-type="float" office:value="1.53333333333333">
            <text:p>1.5333333333</text:p>
          </table:table-cell>
          <table:table-cell table:style-name="ce1" table:formula="of:=[.C29]/60" office:value-type="float" office:value="2.5">
            <text:p>2.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table:formula="of:=[.E30]/60" office:value-type="float" office:value="9.01666666666667">
            <text:p>9.0166666667</text:p>
          </table:table-cell>
          <table:table-cell table:style-name="ce1" table:formula="of:=[.C30]/60" office:value-type="float" office:value="3.33333333333333">
            <text:p>3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1314">
            <text:p>1314</text:p>
          </table:table-cell>
          <table:table-cell office:value-type="float" office:value="7">
            <text:p>7</text:p>
          </table:table-cell>
          <table:table-cell table:formula="of:=[.E31]/60" office:value-type="float" office:value="21.9">
            <text:p>21.9</text:p>
          </table:table-cell>
          <table:table-cell table:style-name="ce1" table:formula="of:=[.C31]/60" office:value-type="float" office:value="4.16666666666667">
            <text:p>4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table:formula="of:=[.E32]/60" office:value-type="float" office:value="9.45">
            <text:p>9.45</text:p>
          </table:table-cell>
          <table:table-cell table:style-name="ce1" table:formula="of:=[.C32]/60" office:value-type="float" office:value="5">
            <text:p>5.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table:formula="of:=[.E33]/60" office:value-type="float" office:value="8.9">
            <text:p>8.9</text:p>
          </table:table-cell>
          <table:table-cell table:style-name="ce1" table:formula="of:=[.C33]/60" office:value-type="float" office:value="5.83333333333333">
            <text:p>5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1274">
            <text:p>1274</text:p>
          </table:table-cell>
          <table:table-cell office:value-type="float" office:value="9">
            <text:p>9</text:p>
          </table:table-cell>
          <table:table-cell table:formula="of:=[.E34]/60" office:value-type="float" office:value="21.2333333333333">
            <text:p>21.2333333333</text:p>
          </table:table-cell>
          <table:table-cell table:style-name="ce1" table:formula="of:=[.C34]/60" office:value-type="float" office:value="6.66666666666667">
            <text:p>6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table:formula="of:=[.E35]/60" office:value-type="float" office:value="17.6">
            <text:p>17.6</text:p>
          </table:table-cell>
          <table:table-cell table:style-name="ce1" table:formula="of:=[.C35]/60" office:value-type="float" office:value="7.5">
            <text:p>7.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3">
            <text:p>3</text:p>
          </table:table-cell>
          <table:table-cell table:formula="of:=[.E36]/60" office:value-type="float" office:value="8.43333333333333">
            <text:p>8.4333333333</text:p>
          </table:table-cell>
          <table:table-cell table:style-name="ce1" table:formula="of:=[.C36]/60" office:value-type="float" office:value="8.33333333333333">
            <text:p>8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table:formula="of:=[.E37]/60" office:value-type="float" office:value="12.3">
            <text:p>12.3</text:p>
          </table:table-cell>
          <table:table-cell table:style-name="ce1" table:formula="of:=[.C37]/60" office:value-type="float" office:value="9.16666666666667">
            <text:p>9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table:formula="of:=[.E38]/60" office:value-type="float" office:value="9.76666666666667">
            <text:p>9.7666666667</text:p>
          </table:table-cell>
          <table:table-cell table:style-name="ce1" table:formula="of:=[.C38]/60" office:value-type="float" office:value="10">
            <text:p>10.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45">
            <text:p>45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table:formula="of:=[.E39]/60" office:value-type="float" office:value="9.38333333333333">
            <text:p>9.3833333333</text:p>
          </table:table-cell>
          <table:table-cell table:style-name="ce1" table:formula="of:=[.C39]/60" office:value-type="float" office:value="10.8333333333333">
            <text:p>10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table:formula="of:=[.E40]/60" office:value-type="float" office:value="22.9666666666667">
            <text:p>22.9666666667</text:p>
          </table:table-cell>
          <table:table-cell table:style-name="ce1" table:formula="of:=[.C40]/60" office:value-type="float" office:value="11.6666666666667">
            <text:p>11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office:value-type="float" office:value="2523">
            <text:p>2523</text:p>
          </table:table-cell>
          <table:table-cell office:value-type="float" office:value="21">
            <text:p>21</text:p>
          </table:table-cell>
          <table:table-cell table:formula="of:=[.E41]/60" office:value-type="float" office:value="42.05">
            <text:p>42.05</text:p>
          </table:table-cell>
          <table:table-cell table:style-name="ce1" table:formula="of:=[.C41]/60" office:value-type="float" office:value="12.5">
            <text:p>12.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45">
            <text:p>45</text:p>
          </table:table-cell>
          <table:table-cell office:value-type="float" office:value="1570">
            <text:p>1570</text:p>
          </table:table-cell>
          <table:table-cell office:value-type="float" office:value="9">
            <text:p>9</text:p>
          </table:table-cell>
          <table:table-cell table:formula="of:=[.E42]/60" office:value-type="float" office:value="26.1666666666667">
            <text:p>26.1666666667</text:p>
          </table:table-cell>
          <table:table-cell table:style-name="ce1" table:formula="of:=[.C42]/60" office:value-type="float" office:value="13.3333333333333">
            <text:p>13.33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  <table:table-cell table:formula="of:=[.E43]/60" office:value-type="float" office:value="28.35">
            <text:p>28.35</text:p>
          </table:table-cell>
          <table:table-cell table:style-name="ce1" table:formula="of:=[.C43]/60" office:value-type="float" office:value="14.1666666666667">
            <text:p>14.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1201">
            <text:p>1201</text:p>
          </table:table-cell>
          <table:table-cell office:value-type="float" office:value="2">
            <text:p>2</text:p>
          </table:table-cell>
          <table:table-cell table:formula="of:=[.E44]/60" office:value-type="float" office:value="20.0166666666667">
            <text:p>20.0166666667</text:p>
          </table:table-cell>
          <table:table-cell table:style-name="ce1" table:formula="of:=[.C44]/60" office:value-type="float" office:value="15">
            <text:p>15.00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>
            <draw:frame table:end-cell-address="Tabelle1.D76" table:end-x="3.175cm" table:end-y="0.088cm" draw:z-index="0" draw:style-name="gr1" draw:text-style-name="P1" svg:width="15.263cm" svg:height="8.907cm" svg:x="0.083cm" svg:y="0.213cm">
              <draw:object draw:notify-on-update-of-ranges="Tabelle1.H27:Tabelle1.H44 Tabelle1.H27:Tabelle1.H44 Tabelle1.F26:Tabelle1.F26 Tabelle1.F27:Tabelle1.F44 Tabelle1.H27:Tabelle1.H44 Tabelle1.G26:Tabelle1.G26 Tabelle1.G27:Tabelle1.G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3:41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3:41:14.81</dc:date>
    <dc:creator>Anita Roth</dc:creator>
    <meta:generator>OpenOffice/4.0.1$Win32 OpenOffice.org_project/401m5$Build-9714</meta:generator>
    <meta:editing-duration>PT14M35S</meta:editing-duration>
    <meta:editing-cycles>1</meta:editing-cycles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64cm" svg:height="8.908cm" xlink:href=".." xlink:type="simple" chart:class="chart:scatter" chart:style-name="ch1">
        <chart:title svg:x="5.167cm" svg:y="0.314cm" chart:style-name="ch2">
          <text:p>Stations bidirectionnelles</text:p>
        </chart:title>
        <chart:subtitle svg:x="2.27cm" svg:y="1.271cm" chart:style-name="ch3">
          <text:p>vitesse = 17(m/s); nombre de Métros = 8; temps d'arrêt = 45s</text:p>
        </chart:subtitle>
        <chart:legend chart:legend-position="end" svg:x="11.248cm" svg:y="3.88cm" style:legend-expansion="high" chart:style-name="ch4"/>
        <chart:plot-area chart:style-name="ch5" table:cell-range-address="Tabelle1.G27:Tabelle1.H44 Tabelle1.F26:Tabelle1.F44 Tabelle1.G26:Tabelle1.G26" chart:data-source-has-labels="both" svg:x="1.343cm" svg:y="2.31cm" svg:width="9.295cm" svg:height="5.412cm">
          <chartooo:coordinate-region svg:x="1.964cm" svg:y="2.522cm" svg:width="8.249cm" svg:height="4.527cm"/>
          <chart:axis chart:dimension="x" chart:name="primary-x" chart:style-name="ch6" chartooo:axis-type="auto">
            <chart:title svg:x="3.181cm" svg:y="7.901cm" chart:style-name="ch7">
              <text:p>Fréquence d'Injection de métros (min)</text:p>
            </chart:title>
            <chart:categories table:cell-range-address="Tabelle1.H27:Tabelle1.H44"/>
          </chart:axis>
          <chart:axis chart:dimension="y" chart:name="primary-y" chart:style-name="ch8">
            <chart:title svg:x="0.451cm" svg:y="7.335cm" chart:style-name="ch9">
              <text:p>conflits (unités) et retards (min)</text:p>
            </chart:title>
            <chart:grid chart:style-name="ch10" chart:class="major"/>
          </chart:axis>
          <chart:series chart:style-name="ch11" chart:values-cell-range-address="Tabelle1.F27:Tabelle1.F44" chart:label-cell-address="Tabelle1.F26:Tabelle1.F26" chart:class="chart:scatter">
            <chart:domain table:cell-range-address="Tabelle1.H27:Tabelle1.H44"/>
            <chart:data-point chart:repeated="18"/>
          </chart:series>
          <chart:series chart:style-name="ch12" chart:values-cell-range-address="Tabelle1.G27:Tabelle1.G44" chart:label-cell-address="Tabelle1.G26:Tabelle1.G26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conflicts</text:p>
                <draw:g>
                  <svg:desc>Tabelle1.F26:Tabelle1.F26</svg:desc>
                </draw:g>
              </table:table-cell>
              <table:table-cell office:value-type="string">
                <text:p>retard en Minutes</text:p>
                <draw:g>
                  <svg:desc>Tabelle1.G26:Tabelle1.G26</svg:desc>
                </draw:g>
              </table:table-cell>
            </table:table-row>
          </table:table-header-rows>
          <table:table-rows>
            <table:table-row>
              <table:table-cell office:value-type="float" office:value="0.833333333333333">
                <text:p>0</text:p>
                <draw:g>
                  <svg:desc>Tabelle1.H27:Tabelle1.H44</svg:desc>
                </draw:g>
              </table:table-cell>
              <table:table-cell office:value-type="float" office:value="0.833333333333333">
                <text:p>0.833333333333333</text:p>
                <draw:g>
                  <svg:desc>Tabelle1.H27:Tabelle1.H44</svg:desc>
                </draw:g>
              </table:table-cell>
              <table:table-cell office:value-type="float" office:value="17">
                <text:p>17</text:p>
                <draw:g>
                  <svg:desc>Tabelle1.F27:Tabelle1.F44</svg:desc>
                </draw:g>
              </table:table-cell>
              <table:table-cell office:value-type="float" office:value="45.75">
                <text:p>45.75</text:p>
                <draw:g>
                  <svg:desc>Tabelle1.G27:Tabelle1.G44</svg:desc>
                </draw:g>
              </table:table-cell>
            </table:table-row>
            <table:table-row>
              <table:table-cell office:value-type="float" office:value="1.66666666666667">
                <text:p/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  <table:table-cell office:value-type="float" office:value="28.4333333333333">
                <text:p>28.433333333333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.33333333333333">
                <text:p/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">
                <text:p>0</text:p>
              </table:table-cell>
              <table:table-cell office:value-type="float" office:value="9.01666666666667">
                <text:p>9.01666666666667</text:p>
              </table:table-cell>
            </table:table-row>
            <table:table-row>
              <table:table-cell office:value-type="float" office:value="4.16666666666667">
                <text:p/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7">
                <text:p>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5.83333333333333">
                <text:p>10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6.66666666666667">
                <text:p>1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">
                <text:p>9</text:p>
              </table:table-cell>
              <table:table-cell office:value-type="float" office:value="21.2333333333333">
                <text:p>21.233333333333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8.33333333333333">
                <text:p>1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">
                <text:p>3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float" office:value="9.16666666666667">
                <text:p>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">
                <text:p>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76666666666667">
                <text:p>9.76666666666667</text:p>
              </table:table-cell>
            </table:table-row>
            <table:table-row>
              <table:table-cell office:value-type="float" office:value="10.8333333333333">
                <text:p>10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0">
                <text:p>0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float" office:value="11.6666666666667">
                <text:p>1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4">
                <text:p>4</text:p>
              </table:table-cell>
              <table:table-cell office:value-type="float" office:value="22.9666666666667">
                <text:p>22.96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1">
                <text:p>21</text:p>
              </table:table-cell>
              <table:table-cell office:value-type="float" office:value="42.05">
                <text:p>42.05</text:p>
              </table:table-cell>
            </table:table-row>
            <table:table-row>
              <table:table-cell office:value-type="float" office:value="13.3333333333333">
                <text:p>1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">
                <text:p>9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float" office:value="14.1666666666667">
                <text:p>1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4">
                <text:p>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0.0166666666667">
                <text:p>20.0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